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86cm"/>
    </style:style>
    <style:style style:name="co2" style:family="table-column">
      <style:table-column-properties fo:break-before="auto" style:column-width="5.2cm"/>
    </style:style>
    <style:style style:name="co3" style:family="table-column">
      <style:table-column-properties fo:break-before="auto" style:column-width="2.545cm"/>
    </style:style>
    <style:style style:name="co4" style:family="table-column">
      <style:table-column-properties fo:break-before="auto" style:column-width="12.543cm"/>
    </style:style>
    <style:style style:name="co5" style:family="table-column">
      <style:table-column-properties fo:break-before="auto" style:column-width="8.617cm"/>
    </style:style>
    <style:style style:name="co6" style:family="table-column">
      <style:table-column-properties fo:break-before="auto" style:column-width="6.516cm"/>
    </style:style>
    <style:style style:name="co7" style:family="table-column">
      <style:table-column-properties fo:break-before="auto" style:column-width="5.56cm"/>
    </style:style>
    <style:style style:name="co8" style:family="table-column">
      <style:table-column-properties fo:break-before="auto" style:column-width="5.96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013cm"/>
    </style:style>
    <style:style style:name="co11" style:family="table-column">
      <style:table-column-properties fo:break-before="auto" style:column-width="5.623cm"/>
    </style:style>
    <style:style style:name="co12" style:family="table-column">
      <style:table-column-properties fo:break-before="auto" style:column-width="6.706cm"/>
    </style:style>
    <style:style style:name="co13" style:family="table-column">
      <style:table-column-properties fo:break-before="auto" style:column-width="9.105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6.854cm"/>
    </style:style>
    <style:style style:name="co16" style:family="table-column">
      <style:table-column-properties fo:break-before="auto" style:column-width="6.812cm"/>
    </style:style>
    <style:style style:name="co17" style:family="table-column">
      <style:table-column-properties fo:break-before="auto" style:column-width="2.632cm"/>
    </style:style>
    <style:style style:name="co18" style:family="table-column">
      <style:table-column-properties fo:break-before="auto" style:column-width="3.9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888cm" fo:break-before="auto" style:use-optimal-row-height="false"/>
    </style:style>
    <style:style style:name="ro3" style:family="table-row">
      <style:table-row-properties style:row-height="2.124cm" fo:break-before="auto" style:use-optimal-row-height="false"/>
    </style:style>
    <style:style style:name="ro4" style:family="table-row">
      <style:table-row-properties style:row-height="3.209cm" fo:break-before="auto" style:use-optimal-row-height="false"/>
    </style:style>
    <style:style style:name="ro5" style:family="table-row">
      <style:table-row-properties style:row-height="3.293cm" fo:break-before="auto" style:use-optimal-row-height="false"/>
    </style:style>
    <style:style style:name="ro6" style:family="table-row">
      <style:table-row-properties style:row-height="2.932cm" fo:break-before="auto" style:use-optimal-row-height="false"/>
    </style:style>
    <style:style style:name="ro7" style:family="table-row">
      <style:table-row-properties style:row-height="2.591cm" fo:break-before="auto" style:use-optimal-row-height="false"/>
    </style:style>
    <style:style style:name="ro8" style:family="table-row">
      <style:table-row-properties style:row-height="2.656cm" fo:break-before="auto" style:use-optimal-row-height="false"/>
    </style:style>
    <style:style style:name="ro9" style:family="table-row">
      <style:table-row-properties style:row-height="1.976cm" fo:break-before="auto" style:use-optimal-row-height="false"/>
    </style:style>
    <style:style style:name="ro10" style:family="table-row">
      <style:table-row-properties style:row-height="2.06cm" fo:break-before="auto" style:use-optimal-row-height="true"/>
    </style:style>
    <style:style style:name="ro11" style:family="table-row">
      <style:table-row-properties style:row-height="3.23cm" fo:break-before="auto" style:use-optimal-row-height="false"/>
    </style:style>
    <style:style style:name="ro12" style:family="table-row">
      <style:table-row-properties style:row-height="3.866cm" fo:break-before="auto" style:use-optimal-row-height="false"/>
    </style:style>
    <style:style style:name="ro13" style:family="table-row">
      <style:table-row-properties style:row-height="3.676cm" fo:break-before="auto" style:use-optimal-row-height="true"/>
    </style:style>
    <style:style style:name="ro14" style:family="table-row">
      <style:table-row-properties style:row-height="2.166cm" fo:break-before="auto" style:use-optimal-row-height="false"/>
    </style:style>
    <style:style style:name="ro15" style:family="table-row">
      <style:table-row-properties style:row-height="2.379cm" fo:break-before="auto" style:use-optimal-row-height="false"/>
    </style:style>
    <style:style style:name="ro16" style:family="table-row">
      <style:table-row-properties style:row-height="2.464cm" fo:break-before="auto" style:use-optimal-row-height="true"/>
    </style:style>
    <style:style style:name="ro17" style:family="table-row">
      <style:table-row-properties style:row-height="1.656cm" fo:break-before="auto" style:use-optimal-row-height="true"/>
    </style:style>
    <style:style style:name="ro18" style:family="table-row">
      <style:table-row-properties style:row-height="1.529cm" fo:break-before="auto" style:use-optimal-row-height="false"/>
    </style:style>
    <style:style style:name="ro19" style:family="table-row">
      <style:table-row-properties style:row-height="4.207cm" fo:break-before="auto" style:use-optimal-row-height="false"/>
    </style:style>
    <style:style style:name="ro20" style:family="table-row">
      <style:table-row-properties style:row-height="2.2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Accent_20_2" style:data-style-name="N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Accent_20_2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vertical-align="top"/>
    </style:style>
    <style:style style:name="ce13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se Ca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2" office:value-type="string" calcext:value-type="string">
            <text:p>TEST CASE NAME</text:p>
          </table:table-cell>
          <table:table-cell table:style-name="ce2" office:value-type="string" calcext:value-type="string">
            <text:p>TEST TYPE</text:p>
          </table:table-cell>
          <table:table-cell table:style-name="ce2" office:value-type="string" calcext:value-type="string">
            <text:p>STEPS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STATUS(PASSED/FAILED)</text:p>
          </table:table-cell>
          <table:table-cell table:style-name="ce2" office:value-type="string" calcext:value-type="string">
            <text:p>NOTES(SCREENSHOT LINK)</text:p>
          </table:table-cell>
        </table:table-row>
        <table:table-row table:style-name="ro1">
          <table:table-cell table:style-name="ce6" office:value-type="string" calcext:value-type="string">
            <text:p>POZITIVE_CASES</text:p>
          </table:table-cell>
          <table:table-cell table:style-name="ce2" table:number-columns-repeated="7"/>
        </table:table-row>
        <table:table-row table:style-name="ro2">
          <table:table-cell table:style-name="ce2" office:value-type="string" calcext:value-type="string">
            <text:p>TC001</text:p>
          </table:table-cell>
          <table:table-cell office:value-type="string" calcext:value-type="string">
            <text:p>New User Signup</text:p>
          </table:table-cell>
          <table:table-cell table:style-name="ce3" office:value-type="string" calcext:value-type="string">
            <text:p>Positive</text:p>
          </table:table-cell>
          <table:table-cell table:style-name="ce10" office:value-type="string" calcext:value-type="string">
            <text:p><text:span text:style-name="T1">1- </text:span><text:span text:style-name="T2">Go to </text:span><text:span text:style-name="T2"><text:a xlink:href="https://automationexercise.com/" xlink:type="simple">https://automationexercise.com/</text:a></text:span><text:span text:style-name="T2"> </text:span></text:p>
            <text:p><text:span text:style-name="T2">2- </text:span><text:span text:style-name="T2">Click on the Signup / Login button</text:span></text:p>
            <text:p><text:span text:style-name="T1">3- </text:span><text:span text:style-name="T2">Enter your name and email in the new user</text:span></text:p>
            <text:p><text:span text:style-name="T2"> Registration section.</text:span></text:p>
            <text:p><text:span text:style-name="T1">4- </text:span><text:span text:style-name="T2">click the sign up button.</text:span></text:p>
            <text:p><text:span text:style-name="T1">5- </text:span><text:span text:style-name="T2">enter the account details.</text:span></text:p>
            <text:p><text:span text:style-name="T1">6- </text:span><text:span text:style-name="T2">Enter the address information.</text:span></text:p>
            <text:p><text:span text:style-name="T1">7- </text:span><text:span text:style-name="T2">Click the create account button.</text:span></text:p>
            <text:p><text:span text:style-name="T1">8- </text:span><text:span text:style-name="T2">Click the continue button.</text:span></text:p>
            <text:p><text:span text:style-name="T2"/></text:p>
          </table:table-cell>
          <table:table-cell table:style-name="ce3" office:value-type="string" calcext:value-type="string">
            <text:p>Creating a new user</text:p>
            <text:p> Registration.</text:p>
          </table:table-cell>
          <table:table-cell office:value-type="string" calcext:value-type="string">
            <text:p><text:span text:style-name="T7">Creating a new user</text:span></text:p>
            <text:p><text:span text:style-name="T7"> Registration.</text:span></text:p>
          </table:table-cell>
          <table:table-cell table:style-name="ce3" office:value-type="string" calcext:value-type="string">
            <text:p>✅Passed</text:p>
          </table:table-cell>
          <table:table-cell office:value-type="string" calcext:value-type="string">
            <text:p><text:a xlink:href="https://drive.google.com/file/d/1_sM8rdH65yp_6sdVkZk_UBPkWo3eLjj6/view?usp=drive_link" xlink:type="simple">https://drive.google.com/file/d/1_sM8rdH65yp_6sdVkZk_UBPkWo3eLjj6/view?usp=drive_link</text:a></text:p>
          </table:table-cell>
        </table:table-row>
        <table:table-row table:style-name="ro3">
          <table:table-cell table:style-name="ce2" office:value-type="string" calcext:value-type="string">
            <text:p>TC002</text:p>
          </table:table-cell>
          <table:table-cell office:value-type="string" calcext:value-type="string">
            <text:p>Login to your account</text:p>
          </table:table-cell>
          <table:table-cell table:style-name="ce3" office:value-type="string" calcext:value-type="string">
            <text:p>Positive</text:p>
          </table:table-cell>
          <table:table-cell table:style-name="ce11" office:value-type="string" calcext:value-type="string">
            <text:p><text:span text:style-name="T3">1- </text:span><text:span text:style-name="T4">Go to </text:span><text:span text:style-name="T4"><text:a xlink:href="https://automationexercise.com/" xlink:type="simple">https://automationexercise.com/</text:a></text:span><text:span text:style-name="T4"> </text:span></text:p>
            <text:p><text:span text:style-name="T3">2- </text:span><text:span text:style-name="T4">Click on the Signup / Login button </text:span></text:p>
            <text:p><text:span text:style-name="T3">3- </text:span><text:span text:style-name="T4">Enter your email and password.</text:span></text:p>
            <text:p><text:span text:style-name="T3">4- </text:span><text:span text:style-name="T4">Click the login button.</text:span></text:p>
            <text:p><text:span text:style-name="T4"/></text:p>
          </table:table-cell>
          <table:table-cell table:style-name="ce3" office:value-type="string" calcext:value-type="string">
            <text:p>to log in to the site.</text:p>
          </table:table-cell>
          <table:table-cell office:value-type="string" calcext:value-type="string">
            <text:p>to log in to the site.</text:p>
          </table:table-cell>
          <table:table-cell table:style-name="ce3" office:value-type="string" calcext:value-type="string">
            <text:p>✅Passed</text:p>
          </table:table-cell>
          <table:table-cell office:value-type="string" calcext:value-type="string">
            <text:p><text:a xlink:href="https://drive.google.com/file/d/1GZsczP0bl1r2UqeeAKRoEqPaTCq1IL_u/view?usp=drive_link" xlink:type="simple">https://drive.google.com/file/d/1GZsczP0bl1r2UqeeAKRoEqPaTCq1IL_u/view?usp=drive_link</text:a></text:p>
          </table:table-cell>
        </table:table-row>
        <table:table-row table:style-name="ro4">
          <table:table-cell table:style-name="ce2" office:value-type="string" calcext:value-type="string">
            <text:p>TC003</text:p>
          </table:table-cell>
          <table:table-cell office:value-type="string" calcext:value-type="string">
            <text:p>Search for Current Product</text:p>
          </table:table-cell>
          <table:table-cell table:style-name="ce3" office:value-type="string" calcext:value-type="string">
            <text:p>Positive</text:p>
          </table:table-cell>
          <table:table-cell table:style-name="ce12" office:value-type="string" calcext:value-type="string">
            <text:p><text:span text:style-name="T5">1- </text:span><text:span text:style-name="T4">Go to </text:span><text:span text:style-name="T4"><text:a xlink:href="https://automationexercise.com/" xlink:type="simple">https://automationexercise.com/</text:a></text:span><text:span text:style-name="T4"> </text:span></text:p>
            <text:p><text:span text:style-name="T5">2- </text:span><text:span text:style-name="T4">Click on the Signup / Login button </text:span></text:p>
            <text:p><text:span text:style-name="T5">3- </text:span><text:span text:style-name="T4">Enter your email and password.</text:span></text:p>
            <text:p><text:span text:style-name="T5">4- </text:span><text:span text:style-name="T4">Click the login button.</text:span></text:p>
            <text:p><text:span text:style-name="T3">5- </text:span><text:span text:style-name="T4">click on the product button.</text:span></text:p>
            <text:p><text:span text:style-name="T3">6- </text:span><text:span text:style-name="T4">type jeans in the search bar.</text:span></text:p>
            <text:p><text:span text:style-name="T3">7- </text:span><text:span text:style-name="T4">Click the search button.</text:span></text:p>
          </table:table-cell>
          <table:table-cell table:style-name="ce3" office:value-type="string" calcext:value-type="string">
            <text:p>Take off the jeans.</text:p>
          </table:table-cell>
          <table:table-cell office:value-type="string" calcext:value-type="string">
            <text:p>Take off the jeans.</text:p>
          </table:table-cell>
          <table:table-cell table:style-name="ce3" office:value-type="string" calcext:value-type="string">
            <text:p>✅Passed</text:p>
          </table:table-cell>
          <table:table-cell office:value-type="string" calcext:value-type="string">
            <text:p><text:a xlink:href="https://drive.google.com/file/d/1Lg2icjTl9GzPzO9oQ-kqhyjW2ENbOqH_/view?usp=drive_link" xlink:type="simple">https://drive.google.com/file/d/1Lg2icjTl9GzPzO9oQ-kqhyjW2ENbOqH_/view?usp=drive_link</text:a></text:p>
          </table:table-cell>
        </table:table-row>
        <table:table-row table:style-name="ro5">
          <table:table-cell table:style-name="ce2" office:value-type="string" calcext:value-type="string">
            <text:p>TC004</text:p>
          </table:table-cell>
          <table:table-cell office:value-type="string" calcext:value-type="string">
            <text:p>Add the product to the cart.</text:p>
          </table:table-cell>
          <table:table-cell table:style-name="ce3" office:value-type="string" calcext:value-type="string">
            <text:p>Positive</text:p>
          </table:table-cell>
          <table:table-cell table:style-name="ce13" office:value-type="string" calcext:value-type="string">
            <text:p>1- <text:span text:style-name="T2">Go to https://automationexercise.com/ </text:span></text:p>
            <text:p>2- <text:span text:style-name="T2">Click on the Signup / Login button</text:span></text:p>
            <text:p><text:span text:style-name="T6">3- </text:span><text:span text:style-name="T4">Enter your email and password.</text:span></text:p>
            <text:p><text:span text:style-name="T3">4- </text:span><text:span text:style-name="T4">Click the login button.</text:span></text:p>
            <text:p><text:span text:style-name="T3">5- </text:span><text:span text:style-name="T4">Click the view product button.</text:span></text:p>
            <text:p><text:span text:style-name="T3">6- </text:span><text:span text:style-name="T4">Click the add to cart button.</text:span></text:p>
          </table:table-cell>
          <table:table-cell table:style-name="ce3" office:value-type="string" calcext:value-type="string">
            <text:p>the product is added to the cart.</text:p>
          </table:table-cell>
          <table:table-cell office:value-type="string" calcext:value-type="string">
            <text:p>the product is added to the cart.</text:p>
          </table:table-cell>
          <table:table-cell table:style-name="ce3" office:value-type="string" calcext:value-type="string">
            <text:p>✅Passed</text:p>
          </table:table-cell>
          <table:table-cell office:value-type="string" calcext:value-type="string">
            <text:p><text:a xlink:href="https://drive.google.com/file/d/1g5xXlMksI68qgOGbC0vtbiJ3p9aiOrni/view?usp=drive_link" xlink:type="simple">https://drive.google.com/file/d/1g5xXlMksI68qgOGbC0vtbiJ3p9aiOrni/view?usp=drive_link</text:a></text:p>
          </table:table-cell>
        </table:table-row>
        <table:table-row table:style-name="ro6">
          <table:table-cell table:style-name="ce2" office:value-type="string" calcext:value-type="string">
            <text:p>TC005</text:p>
          </table:table-cell>
          <table:table-cell office:value-type="string" calcext:value-type="string">
            <text:p>Increase Product Quantity</text:p>
            <text:p>İn Cart.</text:p>
          </table:table-cell>
          <table:table-cell table:style-name="ce3" office:value-type="string" calcext:value-type="string">
            <text:p>Positive</text:p>
          </table:table-cell>
          <table:table-cell table:style-name="ce12" office:value-type="string" calcext:value-type="string">
            <text:p><text:span text:style-name="T1">1-</text:span> Go to the site: <text:a xlink:href="https://automationexercise.com/" xlink:type="simple">https://automationexercise.com</text:a></text:p>
            <text:p><text:span text:style-name="T1">2-</text:span> Click on the 'Products' page from the top menu</text:p>
            <text:p><text:span text:style-name="T1">3-</text:span> Click on the 'View Product' button of any product</text:p>
            <text:p><text:span text:style-name="T1">4-</text:span> Type '3' in the Quantity field</text:p>
            <text:p><text:span text:style-name="T1">5-</text:span> Click on the 'Add to cart' button</text:p>
            <text:p><text:span text:style-name="T1">6- </text:span>Click on 'View Cart'</text:p>
          </table:table-cell>
          <table:table-cell table:style-name="ce3" office:value-type="string" calcext:value-type="string">
            <text:p>The relevant product should Appear</text:p>
            <text:p> As 3 İtems on the cart page,</text:p>
            <text:p> and the total price should be</text:p>
            <text:p> Calculated accordingly.</text:p>
          </table:table-cell>
          <table:table-cell office:value-type="string" calcext:value-type="string">
            <text:p><text:span text:style-name="T7">The relevant product should Appear</text:span></text:p>
            <text:p><text:span text:style-name="T7"> As 3 İtems on the cart page,</text:span></text:p>
            <text:p><text:span text:style-name="T7"> and the total price should be</text:span></text:p>
            <text:p><text:span text:style-name="T7"> Calculated accordingly.</text:span></text:p>
          </table:table-cell>
          <table:table-cell table:style-name="ce3" office:value-type="string" calcext:value-type="string">
            <text:p>✅Passed</text:p>
          </table:table-cell>
          <table:table-cell office:value-type="string" calcext:value-type="string">
            <text:p><text:a xlink:href="https://drive.google.com/file/d/1LMj5JxyKM57GqI2c7R73Az1_EbTsFKsv/view?usp=drive_link" xlink:type="simple">https://drive.google.com/file/d/1LMj5JxyKM57GqI2c7R73Az1_EbTsFKsv/view?usp=drive_link</text:a></text:p>
          </table:table-cell>
        </table:table-row>
        <table:table-row table:style-name="ro7">
          <table:table-cell table:style-name="ce2" office:value-type="string" calcext:value-type="string">
            <text:p>TC006</text:p>
          </table:table-cell>
          <table:table-cell office:value-type="string" calcext:value-type="string">
            <text:p>Listing Products in Different </text:p>
            <text:p>Categories.</text:p>
          </table:table-cell>
          <table:table-cell table:style-name="ce3" office:value-type="string" calcext:value-type="string">
            <text:p>Positive</text:p>
          </table:table-cell>
          <table:table-cell table:style-name="ce12" office:value-type="string" calcext:value-type="string">
            <text:p><text:span text:style-name="T1">1- </text:span>Go to the site: <text:a xlink:href="https://automationexercise.com/" xlink:type="simple">https://automationexercise.com</text:a></text:p>
            <text:p><text:span text:style-name="T1">2- </text:span>Find the 'Category' section in the left menu</text:p>
            <text:p><text:span text:style-name="T1">3- </text:span>For example, click on the 'Women' category</text:p>
            <text:p><text:span text:style-name="T1">4- </text:span>Click on a subcategory like 'Dress' below it</text:p>
            <text:p><text:span text:style-name="T1">5- </text:span>Browse the products on the opened page</text:p>
          </table:table-cell>
          <table:table-cell table:number-columns-repeated="2" table:style-name="ce14" office:value-type="string" calcext:value-type="string">
            <text:p>Products belonging to the selected category should be listed. The name of the selected category should be visible at the top of the page. </text:p>
          </table:table-cell>
          <table:table-cell table:style-name="ce3" office:value-type="string" calcext:value-type="string">
            <text:p>✅Passed</text:p>
          </table:table-cell>
          <table:table-cell office:value-type="string" calcext:value-type="string">
            <text:p><text:a xlink:href="https://drive.google.com/file/d/1Oo1oB8CN9nJEbxF-qsQhTMWAeg9Inhm9/view?usp=drive_link" xlink:type="simple">https://drive.google.com/file/d/1Oo1oB8CN9nJEbxF-qsQhTMWAeg9Inhm9/view?usp=drive_link</text:a></text:p>
          </table:table-cell>
        </table:table-row>
        <table:table-row table:style-name="ro8">
          <table:table-cell table:style-name="ce2" office:value-type="string" calcext:value-type="string">
            <text:p>TC007</text:p>
          </table:table-cell>
          <table:table-cell office:value-type="string" calcext:value-type="string">
            <text:p>Product listing by brand.</text:p>
          </table:table-cell>
          <table:table-cell table:style-name="ce3" office:value-type="string" calcext:value-type="string">
            <text:p>Positive</text:p>
          </table:table-cell>
          <table:table-cell table:style-name="ce12" office:value-type="string" calcext:value-type="string">
            <text:p><text:span text:style-name="T1">1- </text:span>Go to the site: <text:a xlink:href="https://automationexercise.com/" xlink:type="simple">https://automationexercise.com</text:a></text:p>
            <text:p><text:span text:style-name="T1">2- </text:span>Click on the "Products" page in the top menu</text:p>
            <text:p><text:span text:style-name="T1">3- </text:span>Find the "Brands" section on the left side of the page</text:p>
            <text:p><text:span text:style-name="T1">4- </text:span>For example, click on the "Polo" brand</text:p>
            <text:p><text:span text:style-name="T1">5- </text:span>After the page loads, check the listed products</text:p>
          </table:table-cell>
          <table:table-cell table:style-name="ce3" office:value-type="string" calcext:value-type="string">
            <text:p>The top of the page should display</text:p>
            <text:p>The title "Brand - Polo Products." All</text:p>
            <text:p>listed products must belong to the</text:p>
            <text:p>"Polo" brand.</text:p>
          </table:table-cell>
          <table:table-cell office:value-type="string" calcext:value-type="string">
            <text:p>At the top of the page, the title </text:p>
            <text:p>"Brand - Polo Products" is visible.</text:p>
            <text:p> All listed products belong to the</text:p>
            <text:p> "Polo" brand.</text:p>
          </table:table-cell>
          <table:table-cell table:style-name="ce3" office:value-type="string" calcext:value-type="string">
            <text:p>✅Passed</text:p>
          </table:table-cell>
          <table:table-cell office:value-type="string" calcext:value-type="string">
            <text:p><text:a xlink:href="https://drive.google.com/file/d/1TX-7ZtrhqwQGGAy_M8w-KCBPKcSqiCEz/view?usp=drive_link" xlink:type="simple">https://drive.google.com/file/d/1TX-7ZtrhqwQGGAy_M8w-KCBPKcSqiCEz/view?usp=drive_link</text:a></text:p>
          </table:table-cell>
        </table:table-row>
        <table:table-row table:style-name="ro9">
          <table:table-cell table:style-name="ce2" office:value-type="string" calcext:value-type="string">
            <text:p>TC008</text:p>
          </table:table-cell>
          <table:table-cell office:value-type="string" calcext:value-type="string">
            <text:p>Scroll-Up Button is Working.</text:p>
          </table:table-cell>
          <table:table-cell table:style-name="ce3" office:value-type="string" calcext:value-type="string">
            <text:p>Positive</text:p>
          </table:table-cell>
          <table:table-cell table:style-name="ce12" office:value-type="string" calcext:value-type="string">
            <text:p><text:span text:style-name="T1">1- </text:span>Go to the site: <text:a xlink:href="https://automationexercise.com/" xlink:type="simple">https://automationexercise.com</text:a></text:p>
            <text:p><text:span text:style-name="T1">2- </text:span>Scroll all the way down to the bottom of the page </text:p>
            <text:p><text:span text:style-name="T1">3- </text:span>Click on the arrow button (↑) that appears in the bottom right corner</text:p>
            <text:p><text:span text:style-name="T1">4- </text:span>Check if it automatically goes to the top part of the page.</text:p>
          </table:table-cell>
          <table:table-cell table:style-name="ce3" office:value-type="string" calcext:value-type="string">
            <text:p>When the user presses the '↑' </text:p>
            <text:p>(Scroll Up) button, the page should</text:p>
            <text:p>Scroll to the top.</text:p>
          </table:table-cell>
          <table:table-cell office:value-type="string" calcext:value-type="string">
            <text:p>When the user presses the '↑' </text:p>
            <text:p>(Scroll Up) button, the page scrolls </text:p>
            <text:p>To the top.</text:p>
          </table:table-cell>
          <table:table-cell table:style-name="ce3" office:value-type="string" calcext:value-type="string">
            <text:p>✅Passed</text:p>
          </table:table-cell>
          <table:table-cell office:value-type="string" calcext:value-type="string">
            <text:p><text:a xlink:href="https://drive.google.com/file/d/1UxJMPDh5w35mEfof9mqKqXPonpskQ9JU/view?usp=drive_link" xlink:type="simple">https://drive.google.com/file/d/1UxJMPDh5w35mEfof9mqKqXPonpskQ9JU/view?usp=drive_link</text:a></text:p>
          </table:table-cell>
        </table:table-row>
        <table:table-row table:style-name="ro10">
          <table:table-cell table:style-name="ce2" office:value-type="string" calcext:value-type="string">
            <text:p>TC009</text:p>
          </table:table-cell>
          <table:table-cell office:value-type="string" calcext:value-type="string">
            <text:p>Subscription</text:p>
          </table:table-cell>
          <table:table-cell table:style-name="ce3" office:value-type="string" calcext:value-type="string">
            <text:p>Positive</text:p>
          </table:table-cell>
          <table:table-cell table:style-name="ce12" office:value-type="string" calcext:value-type="string">
            <text:p><text:span text:style-name="T1">1-</text:span>Go to the site: <text:a xlink:href="https://automationexercise.com/" xlink:type="simple">https://automationexercise.com</text:a></text:p>
            <text:p><text:span text:style-name="T1">2-</text:span>Scroll down to the very bottom of the homepage</text:p>
            <text:p><text:span text:style-name="T1">3-</text:span>Enter a valid email address in the "Your email address" field</text:p>
            <text:p><text:span text:style-name="T1">4-</text:span>Click the "Subscribe" button on the right</text:p>
          </table:table-cell>
          <table:table-cell table:style-name="ce3" office:value-type="string" calcext:value-type="string">
            <text:p>At the bottom of the page, the message</text:p>
            <text:p>'You have been successfully subscribed!'</text:p>
            <text:p>should be visible. The page should work</text:p>
            <text:p>Without any errors.</text:p>
          </table:table-cell>
          <table:table-cell office:value-type="string" calcext:value-type="string">
            <text:p>At the bottom of the page, the message </text:p>
            <text:p>'You have been successfully</text:p>
            <text:p>subscribed!' Was displayed.</text:p>
            <text:p> The page worked </text:p>
            <text:p>Without any errors.</text:p>
          </table:table-cell>
          <table:table-cell table:style-name="ce3" office:value-type="string" calcext:value-type="string">
            <text:p>✅Passed</text:p>
          </table:table-cell>
          <table:table-cell office:value-type="string" calcext:value-type="string">
            <text:p><text:a xlink:href="https://drive.google.com/file/d/1eWW21Q_kwIe3EPNtyEvOj_hF6XA-5R0C/view?usp=drive_link" xlink:type="simple">https://drive.google.com/file/d/1eWW21Q_kwIe3EPNtyEvOj_hF6XA-5R0C/view?usp=drive_link</text:a></text:p>
          </table:table-cell>
        </table:table-row>
        <table:table-row table:style-name="ro11">
          <table:table-cell table:style-name="ce2" office:value-type="string" calcext:value-type="string">
            <text:p>TC010</text:p>
          </table:table-cell>
          <table:table-cell office:value-type="string" calcext:value-type="string">
            <text:p>Logout </text:p>
          </table:table-cell>
          <table:table-cell table:style-name="ce3" office:value-type="string" calcext:value-type="string">
            <text:p>Positive</text:p>
          </table:table-cell>
          <table:table-cell table:style-name="ce12" office:value-type="string" calcext:value-type="string">
            <text:p><text:span text:style-name="T1">1-</text:span>Go to the site: <text:a xlink:href="https://automationexercise.com/" xlink:type="simple">https://automationexercise.com</text:a></text:p>
            <text:p><text:span text:style-name="T1">2-</text:span>Click on the "Signup / Login" link at the top right corner.</text:p>
            <text:p><text:span text:style-name="T1">3-</text:span>Log in with registered user information</text:p>
            <text:p>(enter email and password → click the Login button).</text:p>
            <text:p><text:span text:style-name="T1">4-</text:span>Once logged in successfully, you should see the text </text:p>
            <text:p>"Logged in as [username]" at the top right.</text:p>
            <text:p><text:span text:style-name="T1">5-</text:span>Click on the "Logout" link right next to it.</text:p>
          </table:table-cell>
          <table:table-cell table:style-name="ce3" office:value-type="string" calcext:value-type="string">
            <text:p>The user should successfully</text:p>
            <text:p> Log out of the system.</text:p>
          </table:table-cell>
          <table:table-cell office:value-type="string" calcext:value-type="string">
            <text:p>The user has successfully </text:p>
            <text:p>Logged out of the system.</text:p>
          </table:table-cell>
          <table:table-cell table:style-name="ce3" office:value-type="string" calcext:value-type="string">
            <text:p>✅Passed</text:p>
          </table:table-cell>
          <table:table-cell office:value-type="string" calcext:value-type="string">
            <text:p><text:a xlink:href="https://drive.google.com/file/d/110TO0M2XDZ4-MOSQLJgzGjcNBABQoaOw/view?usp=drive_link" xlink:type="simple">https://drive.google.com/file/d/110TO0M2XDZ4-MOSQLJgzGjcNBABQoaOw/view?usp=drive_link</text:a></text:p>
          </table:table-cell>
        </table:table-row>
        <table:table-row table:style-name="ro12">
          <table:table-cell table:style-name="ce2" office:value-type="string" calcext:value-type="string">
            <text:p>TC011</text:p>
          </table:table-cell>
          <table:table-cell office:value-type="string" calcext:value-type="string">
            <text:p>Delete Account </text:p>
          </table:table-cell>
          <table:table-cell table:style-name="ce3" office:value-type="string" calcext:value-type="string">
            <text:p>Positive</text:p>
          </table:table-cell>
          <table:table-cell table:style-name="ce12" office:value-type="string" calcext:value-type="string">
            <text:p><text:span text:style-name="T1">1- </text:span>Go to the site: <text:a xlink:href="https://automationexercise.com/" xlink:type="simple">https://automationexercise.com</text:a></text:p>
            <text:p><text:span text:style-name="T1">2- </text:span>Click on the "Signup / Login" link in the upper right corner.</text:p>
            <text:p><text:span text:style-name="T1">3-</text:span> Log in with an existing user account</text:p>
            <text:p>(enter email and password → Login).</text:p>
            <text:p><text:span text:style-name="T1">4-</text:span> When the login is successful, it should say "Logged in as [username]"</text:p>
            <text:p> in the upper right corner.</text:p>
            <text:p><text:span text:style-name="T1">5- </text:span>Click on the "Delete Account" option from the menu.</text:p>
            <text:p><text:span text:style-name="T1">6- </text:span>Check for the message"Account Deleted!" on the opened page.</text:p>
          </table:table-cell>
          <table:table-cell table:style-name="ce14" office:value-type="string" calcext:value-type="string">
            <text:p>The user's account should be deleted from the system and the message "ACCOUNT DELETED!" should be displayed. </text:p>
          </table:table-cell>
          <table:table-cell office:value-type="string" calcext:value-type="string">
            <text:p>The user's account has been deleted </text:p>
            <text:p>from the System and the Message</text:p>
            <text:p> 'ACCOUNT DELETED!' was displayed.</text:p>
          </table:table-cell>
          <table:table-cell table:style-name="ce3" office:value-type="string" calcext:value-type="string">
            <text:p>✅Passed</text:p>
          </table:table-cell>
          <table:table-cell office:value-type="string" calcext:value-type="string">
            <text:p><text:a xlink:href="https://drive.google.com/file/d/14VA1zVY451dxhe7jTS6YhyjVUu2wtgZD/view?usp=drive_link" xlink:type="simple">https://drive.google.com/file/d/14VA1zVY451dxhe7jTS6YhyjVUu2wtgZD/view?usp=drive_link</text:a></text:p>
          </table:table-cell>
        </table:table-row>
        <table:table-row table:style-name="ro13">
          <table:table-cell table:style-name="ce2" office:value-type="string" calcext:value-type="string">
            <text:p>TC012</text:p>
          </table:table-cell>
          <table:table-cell office:value-type="string" calcext:value-type="string">
            <text:p>Mobile View and Menu Layout.</text:p>
          </table:table-cell>
          <table:table-cell table:style-name="ce3" office:value-type="string" calcext:value-type="string">
            <text:p>Positive</text:p>
          </table:table-cell>
          <table:table-cell office:value-type="string" calcext:value-type="string">
            <text:p>1- Go to the address: <text:a xlink:href="https://automationexercise.com/" xlink:type="simple">https://automationexercise.com</text:a></text:p>
            <text:p>2- Press the F12 key on the keyboard or open Developer Tools from</text:p>
            <text:p>The top right menu.</text:p>
            <text:p>3- Click on the phone/tablet icon (Toggle device toolbar) at the top left of </text:p>
            <text:p>the Developer Tools.</text:p>
            <text:p>4- Check that the menu options open correctly, that the texts do not overflow,</text:p>
            <text:p>and that the buttons are clickable.</text:p>
            <text:p>5- Navigate to different pages from the menu and confirm that the menu works </text:p>
            <text:p>properly on each page.</text:p>
          </table:table-cell>
          <table:table-cell table:style-name="ce3" office:value-type="string" calcext:value-type="string">
            <text:p>The menu should look proper in the selected mobile</text:p>
            <text:p> device view, there should be no overflow, and all </text:p>
            <text:p>Buttons should be functional.</text:p>
          </table:table-cell>
          <table:table-cell office:value-type="string" calcext:value-type="string">
            <text:p>The menu looks good in the selected </text:p>
            <text:p>mobile device view, </text:p>
            <text:p>there is no overflow and all </text:p>
            <text:p>Buttons are functional.</text:p>
          </table:table-cell>
          <table:table-cell table:style-name="ce3" office:value-type="string" calcext:value-type="string">
            <text:p>✅Passed</text:p>
          </table:table-cell>
          <table:table-cell office:value-type="string" calcext:value-type="string">
            <text:p><text:a xlink:href="https://drive.google.com/file/d/16tVqdjSdN3ce12ObFySVEjbx23FoShj0/view?usp=drive_link" xlink:type="simple">https://drive.google.com/file/d/16tVqdjSdN3ce12ObFySVEjbx23FoShj0/view?usp=drive_link</text:a></text:p>
          </table:table-cell>
        </table:table-row>
        <table:table-row table:style-name="ro1">
          <table:table-cell table:style-name="ce4" office:value-type="string" calcext:value-type="string">
            <text:p>NEGATIVE_CASES</text:p>
          </table:table-cell>
          <table:table-cell table:number-columns-repeated="7"/>
        </table:table-row>
        <table:table-row table:style-name="ro14">
          <table:table-cell table:style-name="ce2" office:value-type="string" calcext:value-type="string">
            <text:p>TC013</text:p>
          </table:table-cell>
          <table:table-cell office:value-type="string" calcext:value-type="string">
            <text:p>The entry form is being </text:p>
            <text:p>Submitted with empty fields.</text:p>
          </table:table-cell>
          <table:table-cell table:style-name="ce3" office:value-type="string" calcext:value-type="string">
            <text:p><text:s/>Negatif</text:p>
          </table:table-cell>
          <table:table-cell table:style-name="ce12" office:value-type="string" calcext:value-type="string">
            <text:p><text:span text:style-name="T1">1- </text:span>Go to the site: <text:a xlink:href="https://automationexercise.com/" xlink:type="simple">https://automationexercise.com</text:a></text:p>
            <text:p><text:span text:style-name="T1">2- </text:span>Enter the "Signup / Login" page from the top right</text:p>
            <text:p><text:span text:style-name="T1">3-</text:span> Leave the email and password fields empty</text:p>
            <text:p><text:span text:style-name="T1">4-</text:span> Click the "Login" button</text:p>
          </table:table-cell>
          <table:table-cell table:style-name="ce3" office:value-type="string" calcext:value-type="string">
            <text:p>The user should be shown an </text:p>
            <text:p>error message such as "Email and password</text:p>
            <text:p> Fields Cannot be left blank." </text:p>
            <text:p>The system should not allow login.</text:p>
          </table:table-cell>
          <table:table-cell office:value-type="string" calcext:value-type="string">
            <text:p>A warning appeared to fill out this</text:p>
            <text:p> Field and no login was made.</text:p>
          </table:table-cell>
          <table:table-cell table:style-name="ce3" office:value-type="string" calcext:value-type="string">
            <text:p>✅Passed</text:p>
          </table:table-cell>
          <table:table-cell office:value-type="string" calcext:value-type="string">
            <text:p>https://drive.google.com/file/d/1gKooZDqRl59VOanjKg78hzuN_nahYGEO/view?usp=drive_link</text:p>
          </table:table-cell>
        </table:table-row>
        <table:table-row table:style-name="ro15">
          <table:table-cell table:style-name="ce2" office:value-type="string" calcext:value-type="string">
            <text:p>TC014</text:p>
          </table:table-cell>
          <table:table-cell office:value-type="string" calcext:value-type="string">
            <text:p>Login with Invalid Email Format.</text:p>
          </table:table-cell>
          <table:table-cell table:style-name="ce3" office:value-type="string" calcext:value-type="string">
            <text:p><text:s/>Negatif</text:p>
          </table:table-cell>
          <table:table-cell table:style-name="ce12" office:value-type="string" calcext:value-type="string">
            <text:p><text:span text:style-name="T1">1- </text:span>Go to the site: <text:a xlink:href="https://automationexercise.com/" xlink:type="simple">https://automationexercise.com</text:a></text:p>
            <text:p><text:span text:style-name="T1">2-</text:span> Enter the 'Signup / Login' page</text:p>
            <text:p><text:span text:style-name="T1">3-</text:span> Enter an invalid format email in the email field</text:p>
            <text:p><text:span text:style-name="T1">4-</text:span> Write anything in the password field (example: "123456")</text:p>
            <text:p><text:span text:style-name="T1">5- </text:span>Click the 'Login' button</text:p>
          </table:table-cell>
          <table:table-cell table:style-name="ce14" office:value-type="string" calcext:value-type="string">
            <text:p>The system should warn the user for invalid email format: "Please enter a valid email address." </text:p>
          </table:table-cell>
          <table:table-cell office:value-type="string" calcext:value-type="string">
            <text:p>The warning "Please enter a valid email </text:p>
            <text:p>Address." was returned.</text:p>
          </table:table-cell>
          <table:table-cell table:style-name="ce3" office:value-type="string" calcext:value-type="string">
            <text:p>✅Passed</text:p>
          </table:table-cell>
          <table:table-cell office:value-type="string" calcext:value-type="string">
            <text:p><text:a xlink:href="https://drive.google.com/file/d/1rCtHZXCdaew-X0QIhyBr8sousSJoCN2W/view?usp=drive_link" xlink:type="simple">https://drive.google.com/file/d/1rCtHZXCdaew-X0QIhyBr8sousSJoCN2W/view?usp=drive_link</text:a></text:p>
          </table:table-cell>
        </table:table-row>
        <table:table-row table:style-name="ro16">
          <table:table-cell table:style-name="ce2" office:value-type="string" calcext:value-type="string">
            <text:p>TC015</text:p>
          </table:table-cell>
          <table:table-cell office:value-type="string" calcext:value-type="string">
            <text:p>Login attempt with incorrect</text:p>
            <text:p> Password.</text:p>
          </table:table-cell>
          <table:table-cell table:style-name="ce3" office:value-type="string" calcext:value-type="string">
            <text:p><text:s/>Negatif</text:p>
          </table:table-cell>
          <table:table-cell office:value-type="string" calcext:value-type="string">
            <text:p><text:span text:style-name="T1">1-</text:span> Go to the site: <text:a xlink:href="https://automationexercise.com/" xlink:type="simple">https://automationexercise.com</text:a></text:p>
            <text:p><text:span text:style-name="T1">2-</text:span> Enter the "Signup / Login" page</text:p>
            <text:p><text:span text:style-name="T1">3- </text:span>Type a valid email address that you have registered before in the</text:p>
            <text:p>email field</text:p>
            <text:p><text:span text:style-name="T1">4-</text:span> Enter an incorrect password in the password field5- Click the “Login”</text:p>
            <text:p>Button</text:p>
          </table:table-cell>
          <table:table-cell table:style-name="ce3" office:value-type="string" calcext:value-type="string">
            <text:p>The system should warn the user with the </text:p>
            <text:p>Message 'Your email or password is incorrect!'</text:p>
          </table:table-cell>
          <table:table-cell office:value-type="string" calcext:value-type="string">
            <text:p>"Your email or password is incorrect!"</text:p>
            <text:p> Warning appeared.</text:p>
          </table:table-cell>
          <table:table-cell table:style-name="ce3" office:value-type="string" calcext:value-type="string">
            <text:p>✅Passed</text:p>
          </table:table-cell>
          <table:table-cell office:value-type="string" calcext:value-type="string">
            <text:p>https://drive.google.com/file/d/1ieZPXPMeezEgM0pOgXjiRbWHTMoUUda5/view?usp=drive_link</text:p>
          </table:table-cell>
        </table:table-row>
        <table:table-row table:style-name="ro10">
          <table:table-cell table:style-name="ce2" office:value-type="string" calcext:value-type="string">
            <text:p>TC016</text:p>
          </table:table-cell>
          <table:table-cell office:value-type="string" calcext:value-type="string">
            <text:p>Do not try to register again with</text:p>
            <text:p> The same email.</text:p>
          </table:table-cell>
          <table:table-cell table:style-name="ce3" office:value-type="string" calcext:value-type="string">
            <text:p><text:s/>Negatif</text:p>
          </table:table-cell>
          <table:table-cell office:value-type="string" calcext:value-type="string">
            <text:p><text:span text:style-name="T1">1- </text:span>Go to the site: <text:a xlink:href="https://automationexercise.com/" xlink:type="simple">https://automationexercise.com</text:a></text:p>
            <text:p><text:span text:style-name="T1">2-</text:span> Click on the "Signup / Login" link at the top right</text:p>
            <text:p><text:span text:style-name="T1">3-</text:span> Enter an email address you have previously registered in the </text:p>
            <text:p>"New User Signup!" section</text:p>
            <text:p><text:span text:style-name="T1">4-</text:span> Fill in the name field5- Click the "Signup" button</text:p>
          </table:table-cell>
          <table:table-cell table:style-name="ce3" office:value-type="string" calcext:value-type="string">
            <text:p>The system should display the message </text:p>
            <text:p>'Email Address already exists!'</text:p>
          </table:table-cell>
          <table:table-cell office:value-type="string" calcext:value-type="string">
            <text:p>The system gave the warning</text:p>
            <text:p> 'Email Address already exists!'. </text:p>
          </table:table-cell>
          <table:table-cell table:style-name="ce3" office:value-type="string" calcext:value-type="string">
            <text:p>✅Passed</text:p>
          </table:table-cell>
          <table:table-cell office:value-type="string" calcext:value-type="string">
            <text:p>https://drive.google.com/file/d/1hrmUmb3uc0wYUXUET6PXcw2a1KUAqTw_/view?usp=drive_link</text:p>
          </table:table-cell>
        </table:table-row>
        <table:table-row table:style-name="ro17">
          <table:table-cell table:style-name="ce2" office:value-type="string" calcext:value-type="string">
            <text:p>TC017</text:p>
          </table:table-cell>
          <table:table-cell office:value-type="string" calcext:value-type="string">
            <text:p>Subscription attempt with an</text:p>
            <text:p>İnvalid email.</text:p>
          </table:table-cell>
          <table:table-cell table:style-name="ce3" office:value-type="string" calcext:value-type="string">
            <text:p>Negatif</text:p>
          </table:table-cell>
          <table:table-cell office:value-type="string" calcext:value-type="string">
            <text:p><text:span text:style-name="T1">1-</text:span> Go to the site: <text:a xlink:href="https://automationexercise.com/" xlink:type="simple">https://automationexercise.com</text:a></text:p>
            <text:p><text:span text:style-name="T1">2- </text:span>Scroll to the bottom of the homepage</text:p>
            <text:p><text:span text:style-name="T1">3-</text:span> Enter an invalid email format in the "Your email address" field.</text:p>
            <text:p><text:span text:style-name="T1">4-</text:span> Click the "Subscribe" button.</text:p>
          </table:table-cell>
          <table:table-cell table:style-name="ce3" office:value-type="string" calcext:value-type="string">
            <text:p>The system should give a warning because</text:p>
            <text:p> İt isAn invalid email and no action Should </text:p>
            <text:p>be taken.</text:p>
          </table:table-cell>
          <table:table-cell office:value-type="string" calcext:value-type="string">
            <text:p>The system has accepted </text:p>
            <text:p>The subscription.</text:p>
          </table:table-cell>
          <table:table-cell table:style-name="ce3" office:value-type="string" calcext:value-type="string">
            <text:p>❌Failed</text:p>
          </table:table-cell>
          <table:table-cell office:value-type="string" calcext:value-type="string">
            <text:p>https://drive.google.com/file/d/1uDACgPWHqJRNzCjnOVkOGmREWsjjkMOD/view?usp=drive_link</text:p>
          </table:table-cell>
        </table:table-row>
        <table:table-row table:style-name="ro18">
          <table:table-cell table:style-name="ce2" office:value-type="string" calcext:value-type="string">
            <text:p>TC018</text:p>
          </table:table-cell>
          <table:table-cell office:value-type="string" calcext:value-type="string">
            <text:p>Search while the product search</text:p>
            <text:p>Box is empty</text:p>
          </table:table-cell>
          <table:table-cell table:style-name="ce3" office:value-type="string" calcext:value-type="string">
            <text:p>Negatif</text:p>
          </table:table-cell>
          <table:table-cell table:style-name="ce12" office:value-type="string" calcext:value-type="string">
            <text:p><text:span text:style-name="T1">1- </text:span>Go to the site: <text:a xlink:href="https://automationexercise.com/" xlink:type="simple">https://automationexercise.com</text:a></text:p>
            <text:p><text:span text:style-name="T1">2-</text:span> Leave the search box in the top menu empty</text:p>
            <text:p><text:span text:style-name="T1">3-</text:span> Press the "Search" button or Enter</text:p>
          </table:table-cell>
          <table:table-cell table:style-name="ce3" office:value-type="string" calcext:value-type="string">
            <text:p>The system should give a warning for an empty</text:p>
            <text:p> search query or not show any results. The page</text:p>
            <text:p> Should guide the user to perform a search.</text:p>
          </table:table-cell>
          <table:table-cell office:value-type="string" calcext:value-type="string">
            <text:p>No warning was given for the empty</text:p>
            <text:p> Search query.</text:p>
          </table:table-cell>
          <table:table-cell table:style-name="ce3" office:value-type="string" calcext:value-type="string">
            <text:p>❌Failed</text:p>
          </table:table-cell>
          <table:table-cell office:value-type="string" calcext:value-type="string">
            <text:p><text:a xlink:href="https://drive.google.com/file/d/1R1SIuyBtdW4MOeaydLD8z2LhGKDshfVr/view?usp=drive_link" xlink:type="simple">https://drive.google.com/file/d/1R1SIuyBtdW4MOeaydLD8z2LhGKDshfVr/view?usp=drive_link</text:a></text:p>
          </table:table-cell>
        </table:table-row>
        <table:table-row table:style-name="ro17">
          <table:table-cell table:style-name="ce2" office:value-type="string" calcext:value-type="string">
            <text:p>TC019</text:p>
          </table:table-cell>
          <table:table-cell office:value-type="string" calcext:value-type="string">
            <text:p>Go to the Cart or Payment Page</text:p>
            <text:p> Without User Login.</text:p>
          </table:table-cell>
          <table:table-cell table:style-name="ce3" office:value-type="string" calcext:value-type="string">
            <text:p>Negatif</text:p>
          </table:table-cell>
          <table:table-cell office:value-type="string" calcext:value-type="string">
            <text:p><text:span text:style-name="T1">1-</text:span> Go to the site: <text:a xlink:href="https://automationexercise.com/" xlink:type="simple">https://automationexercise.com</text:a></text:p>
            <text:p><text:span text:style-name="T1">2-</text:span> Log in as a user</text:p>
            <text:p><text:span text:style-name="T1">3-</text:span> Go directly to the Cart page via URL</text:p>
            <text:p><text:span text:style-name="T1">4-</text:span> Go directly to the Payment page via URL.</text:p>
          </table:table-cell>
          <table:table-cell table:style-name="ce3" office:value-type="string" calcext:value-type="string">
            <text:p>The system should redirect the user to the</text:p>
            <text:p> Login page or the warning screen.</text:p>
          </table:table-cell>
          <table:table-cell office:value-type="string" calcext:value-type="string">
            <text:p>It gave a warning to Register / Log in to </text:p>
            <text:p>Continue with the payment process.</text:p>
          </table:table-cell>
          <table:table-cell table:style-name="ce3" office:value-type="string" calcext:value-type="string">
            <text:p>✅Passed</text:p>
          </table:table-cell>
          <table:table-cell office:value-type="string" calcext:value-type="string">
            <text:p><text:a xlink:href="https://drive.google.com/file/d/1Ylj1WW7nIHft_NsxBdK9QtAuEIdQehYa/view?usp=drive_link" xlink:type="simple">https://drive.google.com/file/d/1Ylj1WW7nIHft_NsxBdK9QtAuEIdQehYa/view?usp=drive_link</text:a></text:p>
          </table:table-cell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ug Report" table:style-name="ta1">
        <table:table-column table:style-name="co10" table:default-cell-style-name="ce2"/>
        <table:table-column table:style-name="co11" table:default-cell-style-name="ce3"/>
        <table:table-column table:style-name="co12" table:default-cell-style-name="ce3"/>
        <table:table-column table:style-name="co13" table:default-cell-style-name="Default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BUG ID</text:p>
          </table:table-cell>
          <table:table-cell table:style-name="ce2" office:value-type="string" calcext:value-type="string">
            <text:p>BUG TITLE</text:p>
          </table:table-cell>
          <table:table-cell table:style-name="ce2" office:value-type="string" calcext:value-type="string">
            <text:p>EXPLANATION</text:p>
          </table:table-cell>
          <table:table-cell table:style-name="ce2" office:value-type="string" calcext:value-type="string">
            <text:p>TEST STEPS</text:p>
          </table:table-cell>
          <table:table-cell table:style-name="ce2" office:value-type="string" calcext:value-type="string">
            <text:p>TEST ENVIRONMENT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SEVERITY</text:p>
          </table:table-cell>
          <table:table-cell table:style-name="ce2" office:value-type="string" calcext:value-type="string">
            <text:p>SCREENSHOT LINK</text:p>
          </table:table-cell>
        </table:table-row>
        <table:table-row table:style-name="ro1">
          <table:table-cell table:style-name="ce4" office:value-type="string" calcext:value-type="string">
            <text:p>PROBLEM_USER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</table:table-row>
        <table:table-row table:style-name="ro19">
          <table:table-cell office:value-type="string" calcext:value-type="string">
            <text:p>BUG_001</text:p>
          </table:table-cell>
          <table:table-cell office:value-type="string" calcext:value-type="string">
            <text:p>A subscription can be </text:p>
            <text:p>Made with an invalid email.</text:p>
          </table:table-cell>
          <table:table-cell office:value-type="string" calcext:value-type="string">
            <text:p>Subscription process can be</text:p>
            <text:p> done with an invalid format </text:p>
            <text:p>Email like aley@1.</text:p>
          </table:table-cell>
          <table:table-cell table:style-name="ce12" office:value-type="string" calcext:value-type="string">
            <text:p>1- Go to this address: <text:a xlink:href="https://automationexercise.com/" xlink:type="simple">https://automationexercise.com</text:a></text:p>
            <text:p>2- Scroll down to the bottom of the page to reach the</text:p>
            <text:p> Subscription section</text:p>
            <text:p>3- Write this value in the "Your email address" field:</text:p>
            <text:p> <text:a xlink:href="mailto:aley@1" xlink:type="simple">aley@1</text:a></text:p>
            <text:p>4- Click the "Subscribe" button</text:p>
            <text:p>5- Observe the response on the screen</text:p>
            <text:p>6- If you see a green box indicating that the entry was</text:p>
            <text:p>Accepted, there is an error.</text:p>
          </table:table-cell>
          <table:table-cell office:value-type="string" calcext:value-type="string">
            <text:p>Microsoft Edge</text:p>
          </table:table-cell>
          <table:table-cell office:value-type="string" calcext:value-type="string">
            <text:p>The system should not accept</text:p>
            <text:p>İnvalid email format.</text:p>
          </table:table-cell>
          <table:table-cell office:value-type="string" calcext:value-type="string">
            <text:p>The system successfully completes</text:p>
            <text:p> the subscription process with an invalid </text:p>
            <text:p>Email like aley@1.</text:p>
          </table:table-cell>
          <table:table-cell table:number-columns-repeated="2" table:style-name="ce3" office:value-type="string" calcext:value-type="string">
            <text:p>Medium</text:p>
          </table:table-cell>
          <table:table-cell office:value-type="string" calcext:value-type="string">
            <text:p><text:a xlink:href="https://drive.google.com/file/d/130BQn23hzIqLOkNq_jpCXjEd8r3eljDG/view?usp=drive_link" xlink:type="simple">https://drive.google.com/file/d/130BQn23hzIqLOkNq_jpCXjEd8r3eljDG/view?usp=drive_link</text:a></text:p>
          </table:table-cell>
        </table:table-row>
        <table:table-row table:style-name="ro16">
          <table:table-cell office:value-type="string" calcext:value-type="string">
            <text:p>BUG_002</text:p>
          </table:table-cell>
          <table:table-cell office:value-type="string" calcext:value-type="string">
            <text:p>Acceptance of Special Characters</text:p>
            <text:p>İn the Registration Form.</text:p>
          </table:table-cell>
          <table:table-cell office:value-type="string" calcext:value-type="string">
            <text:p>No special character check; this may</text:p>
            <text:p> Create a security vulnerability.</text:p>
          </table:table-cell>
          <table:table-cell office:value-type="string" calcext:value-type="string">
            <text:p><text:span text:style-name="T1">1-</text:span> Go to the https://automationexercise.com site</text:p>
            <text:p><text:span text:style-name="T1">2-</text:span> Go to the “Signup / Login” page</text:p>
            <text:p><text:span text:style-name="T1">3- </text:span>Enter special characters such as !@#$%^&amp;*() in the </text:p>
            <text:p>name,surname, or address fields of the registration form</text:p>
            <text:p><text:span text:style-name="T1">4- </text:span>Submit the form</text:p>
            <text:p><text:span text:style-name="T1">5-</text:span> Observe the system's response</text:p>
          </table:table-cell>
          <table:table-cell office:value-type="string" calcext:value-type="string">
            <text:p>Microsoft Edge</text:p>
          </table:table-cell>
          <table:table-cell office:value-type="string" calcext:value-type="string">
            <text:p>Special characters should not be accepted</text:p>
            <text:p> or the user should be warned. Form </text:p>
            <text:p>Submission should be prevented.</text:p>
          </table:table-cell>
          <table:table-cell office:value-type="string" calcext:value-type="string">
            <text:p>The system accepts special characters </text:p>
            <text:p>and the registration process is successful.</text:p>
          </table:table-cell>
          <table:table-cell table:number-columns-repeated="2"/>
          <table:table-cell office:value-type="string" calcext:value-type="string">
            <text:p><text:a xlink:href="https://drive.google.com/file/d/1uTmZDT93y8-aBGV-n_w5-fOQAD2wh0jH/view?usp=drive_link" xlink:type="simple">https://drive.google.com/file/d/1uTmZDT93y8-aBGV-n_w5-fOQAD2wh0jH/view?usp=drive_link</text:a></text:p>
          </table:table-cell>
        </table:table-row>
        <table:table-row table:style-name="ro1">
          <table:table-cell table:style-name="Accent_20_2" office:value-type="string" calcext:value-type="string">
            <text:p>VISUAL_USER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</table:table-row>
        <table:table-row table:style-name="ro20">
          <table:table-cell office:value-type="string" calcext:value-type="string">
            <text:p>BUG_003</text:p>
          </table:table-cell>
          <table:table-cell office:value-type="string" calcext:value-type="string">
            <text:p>No warning should be given</text:p>
            <text:p> When the search box is empty.</text:p>
          </table:table-cell>
          <table:table-cell office:value-type="string" calcext:value-type="string">
            <text:p>Searching can be done when the </text:p>
            <text:p>search box is empty, </text:p>
            <text:p>but no warning is shown to the user.</text:p>
            <text:p>This situation can Mislead the user and </text:p>
            <text:p>create a bad experience.</text:p>
          </table:table-cell>
          <table:table-cell office:value-type="string" calcext:value-type="string">
            <text:p><text:span text:style-name="T7">1- Go to the https://automationexercise.com site </text:span></text:p>
            <text:p><text:span text:style-name="T7">2- Click on the Search area at the top of the page </text:span></text:p>
            <text:p><text:span text:style-name="T7">3- Click the Search button without typing anything </text:span></text:p>
            <text:p><text:span text:style-name="T7">4- The page refreshes but the same page opens again</text:span></text:p>
            <text:p><text:span text:style-name="T7">Without any warning</text:span></text:p>
          </table:table-cell>
          <table:table-cell office:value-type="string" calcext:value-type="string">
            <text:p>Microsoft Edge</text:p>
          </table:table-cell>
          <table:table-cell office:value-type="string" calcext:value-type="string">
            <text:p>When the user leaves the search</text:p>
            <text:p> field empty, the following type of warning </text:p>
            <text:p>message should appear:</text:p>
            <text:p> "Please enter a search term."</text:p>
          </table:table-cell>
          <table:table-cell office:value-type="string" calcext:value-type="string">
            <text:p>The user is not given any warnings</text:p>
            <text:p> Or information.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Low</text:p>
          </table:table-cell>
          <table:table-cell office:value-type="string" calcext:value-type="string">
            <text:p><text:a xlink:href="https://drive.google.com/file/d/1E2YQ4FJoR06AopLzKJKzPyuFFWnavoHE/view?usp=drive_link" xlink:type="simple">https://drive.google.com/file/d/1E2YQ4FJoR06AopLzKJKzPyuFFWnavoHE/view?usp=drive_link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2">00.00.0000</text:date>, <text:time style:data-style-name="N2" text:time-value="19:52:14.024000000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10T19:52:14.320000000</meta:creation-date>
    <dc:title>TEST CASES,BUG REPORT</dc:title>
    <meta:editing-duration>P1DT18H31M15S</meta:editing-duration>
    <meta:editing-cycles>2</meta:editing-cycles>
    <meta:generator>LibreOffice/7.5.4.2$Windows_X86_64 LibreOffice_project/36ccfdc35048b057fd9854c757a8b67ec53977b6</meta:generator>
    <dc:date>2025-07-12T14:23:29.594000000</dc:date>
    <meta:document-statistic meta:table-count="2" meta:cell-count="202" meta:object-count="0"/>
    <meta:template xlink:type="simple" xlink:actuate="onRequest" xlink:title="TEST CASES,BUG REPORT" xlink:href="../../AppData/Roaming/LibreOffice/4/user/template/TEST%20CASES,BUG%20REPORT.ots" meta:date="2025-07-10T19:52:14.055000000"/>
  </office:meta>
</office:document-meta>
</file>